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27169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1" fo:font-size="11pt" fo:language="ca" fo:country="ES" fo:font-weight="normal" officeooo:rsid="000c7981" officeooo:paragraph-rsid="002b0f82" style:font-size-asian="11pt" style:font-weight-asian="normal" style:font-size-complex="11pt" style:font-weight-complex="normal"/>
    </style:style>
    <style:style style:name="P6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7" style:family="paragraph" style:parent-style-name="Footnote">
      <style:paragraph-properties fo:line-height="100%" style:snap-to-layout-grid="false"/>
    </style:style>
    <style:style style:name="P8" style:family="paragraph" style:parent-style-name="Footnote">
      <style:text-properties fo:font-size="5pt" style:font-size-asian="5pt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2a7700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27169" officeooo:paragraph-rsid="002b0f82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8e04f" officeooo:paragraph-rsid="002b0f82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2e8dc9" officeooo:paragraph-rsid="002e8dc9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33a644" officeooo:paragraph-rsid="0033a644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normal" officeooo:rsid="0039cdc1" officeooo:paragraph-rsid="0039cdc1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bold" officeooo:rsid="001fe75d" officeooo:paragraph-rsid="00227169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1fe75d" officeooo:paragraph-rsid="002a7700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Arial1" fo:font-size="11pt" fo:language="ca" fo:country="ES" fo:font-weight="bold" officeooo:rsid="001fe75d" officeooo:paragraph-rsid="002b0f82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Arial1" fo:font-size="11pt" fo:language="ca" fo:country="ES" fo:font-weight="bold" officeooo:rsid="001fe75d" officeooo:paragraph-rsid="00227169" style:font-size-asian="11pt" style:font-weight-asian="bold" style:font-size-complex="11pt" style:font-weight-complex="bold"/>
    </style:style>
    <style:style style:name="P21" style:family="paragraph" style:parent-style-name="Text_20_body">
      <style:text-properties style:font-name="Arial1" fo:font-size="11pt" fo:language="ca" fo:country="ES" fo:font-weight="bold" officeooo:rsid="00227169" officeooo:paragraph-rsid="00227169" style:font-size-asian="11pt" style:font-weight-asian="bold" style:font-size-complex="11pt" style:font-weight-complex="bold"/>
    </style:style>
    <style:style style:name="P22" style:family="paragraph" style:parent-style-name="Text_20_body">
      <style:text-properties style:font-name="Arial1" fo:font-size="11pt" fo:language="ca" fo:country="ES" fo:font-weight="bold" officeooo:rsid="00227169" officeooo:paragraph-rsid="002a7700" style:font-size-asian="11pt" style:font-weight-asian="bold" style:font-size-complex="11pt" style:font-weight-complex="bold"/>
    </style:style>
    <style:style style:name="P23" style:family="paragraph" style:parent-style-name="Text_20_body">
      <style:text-properties style:font-name="Arial1" fo:font-size="11pt" fo:language="ca" fo:country="ES" fo:font-weight="bold" officeooo:rsid="0028e04f" officeooo:paragraph-rsid="002b0f82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Arial1" fo:font-size="11pt" fo:language="ca" fo:country="ES" fo:font-weight="bold" officeooo:rsid="003c663e" officeooo:paragraph-rsid="003c663e" style:font-size-asian="11pt" style:font-weight-asian="bold" style:font-size-complex="11pt" style:font-weight-complex="bold"/>
    </style:style>
    <style:style style:name="P25" style:family="paragraph" style:parent-style-name="Text_20_body">
      <style:text-properties style:font-name="Arial1" fo:font-size="11pt" fo:language="ca" fo:country="ES" fo:font-weight="bold" officeooo:rsid="003e4715" officeooo:paragraph-rsid="003e4715" style:font-size-asian="11pt" style:font-weight-asian="bold" style:font-size-complex="11pt" style:font-weight-complex="bold"/>
    </style:style>
    <style:style style:name="P26" style:family="paragraph" style:parent-style-name="Text_20_body">
      <style:text-properties style:font-name="Courier New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27" style:family="paragraph" style:parent-style-name="Text_20_body">
      <style:text-properties style:font-name="Courier New1" fo:font-size="11pt" fo:language="ca" fo:country="ES" fo:font-weight="normal" officeooo:rsid="00227169" officeooo:paragraph-rsid="0025f2c7" style:font-size-asian="11pt" style:font-weight-asian="normal" style:font-size-complex="11pt" style:font-weight-complex="normal"/>
    </style:style>
    <style:style style:name="P28" style:family="paragraph" style:parent-style-name="Text_20_body">
      <style:text-properties style:font-name="Courier New1" fo:font-size="11pt" fo:language="ca" fo:country="ES" fo:font-weight="normal" officeooo:rsid="00227169" officeooo:paragraph-rsid="002a7700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color="#009933" style:font-name="Arial1" fo:font-size="11pt" fo:language="ca" fo:country="ES" fo:font-weight="normal" officeooo:rsid="002e8dc9" officeooo:paragraph-rsid="002e8dc9" style:font-size-asian="11pt" style:font-weight-asian="normal" style:font-size-complex="11pt" style:font-weight-complex="normal"/>
    </style:style>
    <style:style style:name="P30" style:family="paragraph" style:parent-style-name="Text_20_body">
      <style:text-properties fo:color="#009900" style:font-name="Arial1" fo:font-size="11pt" fo:language="ca" fo:country="ES" fo:font-weight="normal" officeooo:rsid="0031cefc" officeooo:paragraph-rsid="0031cefc" style:font-size-asian="11pt" style:font-weight-asian="normal" style:font-size-complex="11pt" style:font-weight-complex="normal"/>
    </style:style>
    <style:style style:name="P31" style:family="paragraph" style:parent-style-name="Text_20_body">
      <style:text-properties fo:color="#009900" style:font-name="Arial1" fo:font-size="11pt" fo:language="ca" fo:country="ES" fo:font-weight="normal" officeooo:rsid="00351ec2" officeooo:paragraph-rsid="00351ec2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color="#009900" style:font-name="Arial1" fo:font-size="11pt" fo:language="ca" fo:country="ES" fo:font-weight="normal" officeooo:rsid="0038392b" officeooo:paragraph-rsid="0038392b" style:font-size-asian="11pt" style:font-weight-asian="normal" style:font-size-complex="11pt" style:font-weight-complex="normal"/>
    </style:style>
    <style:style style:name="P33" style:family="paragraph" style:parent-style-name="Text_20_body">
      <style:text-properties fo:color="#009900" style:font-name="Arial1" fo:font-size="11pt" fo:language="ca" fo:country="ES" fo:font-weight="normal" officeooo:rsid="0033a644" officeooo:paragraph-rsid="0033a644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color="#669900" style:font-name="Arial1" fo:font-size="11pt" fo:language="ca" fo:country="ES" fo:font-weight="normal" officeooo:rsid="0039cdc1" officeooo:paragraph-rsid="0039cdc1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color="#669900"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color="#669900" style:font-name="Arial1" fo:font-size="11pt" fo:language="ca" fo:country="ES" fo:font-weight="normal" officeooo:rsid="003c663e" officeooo:paragraph-rsid="003c663e" style:font-size-asian="11pt" style:font-weight-asian="normal" style:font-size-complex="11pt" style:font-weight-complex="normal"/>
    </style:style>
    <style:style style:name="P37" style:family="paragraph" style:parent-style-name="Text_20_body">
      <style:text-properties fo:color="#669900" style:font-name="Arial1" fo:font-size="11pt" fo:language="ca" fo:country="ES" fo:font-weight="normal" officeooo:rsid="004068c8" officeooo:paragraph-rsid="004068c8" style:font-size-asian="11pt" style:font-weight-asian="normal" style:font-size-complex="11pt" style:font-weight-complex="normal"/>
    </style:style>
    <style:style style:name="P38" style:family="paragraph" style:parent-style-name="Text_20_body">
      <style:text-properties fo:color="#669900" style:font-name="Arial1" fo:font-size="11pt" fo:language="ca" fo:country="ES" fo:font-weight="bold" officeooo:rsid="003e4715" officeooo:paragraph-rsid="003e4715" style:font-size-asian="11pt" style:font-weight-asian="bold" style:font-size-complex="11pt" style:font-weight-complex="bold"/>
    </style:style>
    <style:style style:name="P39" style:family="paragraph" style:parent-style-name="Text_20_body">
      <style:text-properties fo:color="#669900" style:font-name="Arial1" fo:font-size="11pt" fo:language="ca" fo:country="ES" fo:font-weight="bold" officeooo:rsid="003fdad4" officeooo:paragraph-rsid="003fdad4" style:font-size-asian="11pt" style:font-weight-asian="bold" style:font-size-complex="11pt" style:font-weight-complex="bold"/>
    </style:style>
    <style:style style:name="P40" style:family="paragraph" style:parent-style-name="Text_20_body">
      <style:text-properties fo:color="#66cc00" style:font-name="Arial1" fo:font-size="11pt" fo:language="ca" fo:country="ES" fo:font-weight="normal" officeooo:rsid="00227169" officeooo:paragraph-rsid="002b0f82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break-before="page"/>
      <style:text-properties style:font-name="Arial1" fo:font-size="11pt" fo:language="ca" fo:country="ES" fo:font-weight="bold" officeooo:rsid="00227169" officeooo:paragraph-rsid="00227169" style:font-size-asian="11pt" style:font-weight-asian="bold" style:font-size-complex="11pt" style:font-weight-complex="bold"/>
    </style:style>
    <style:style style:name="P42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227169" style:font-size-asian="14pt" style:font-name-complex="Arial" style:font-size-complex="14pt"/>
    </style:style>
    <style:style style:name="P43" style:family="paragraph" style:parent-style-name="Text_20_body">
      <style:text-properties style:font-name="Arial1" fo:font-size="11pt" fo:language="ca" fo:country="ES" fo:font-weight="bold" officeooo:rsid="001fe75d" officeooo:paragraph-rsid="00227169" style:font-size-asian="11pt" style:font-weight-asian="bold" style:font-size-complex="11pt" style:font-weight-complex="bold"/>
    </style:style>
    <style:style style:name="P44" style:family="paragraph" style:parent-style-name="Text_20_body">
      <style:text-properties style:font-name="Arial1" fo:font-size="11pt" fo:language="ca" fo:country="ES" fo:font-weight="bold" officeooo:rsid="00472941" officeooo:paragraph-rsid="00472941" style:font-size-asian="11pt" style:font-weight-asian="bold" style:font-size-complex="11pt" style:font-weight-complex="bold"/>
    </style:style>
    <style:style style:name="P45" style:family="paragraph" style:parent-style-name="Text_20_body">
      <style:text-properties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46" style:family="paragraph" style:parent-style-name="Text_20_body">
      <style:text-properties style:font-name="Arial1" fo:font-size="11pt" fo:language="ca" fo:country="ES" fo:font-weight="normal" officeooo:rsid="00227169" officeooo:paragraph-rsid="002a7700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Arial1" fo:font-size="11pt" fo:language="ca" fo:country="ES" fo:font-weight="normal" officeooo:rsid="00472941" officeooo:paragraph-rsid="00472941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Arial1" fo:font-size="11pt" fo:language="ca" fo:country="ES" fo:font-weight="normal" officeooo:rsid="00487f8c" officeooo:paragraph-rsid="00487f8c" style:font-size-asian="11pt" style:font-weight-asian="normal" style:font-size-complex="11pt" style:font-weight-complex="normal"/>
    </style:style>
    <style:style style:name="P49" style:family="paragraph" style:parent-style-name="Text_20_body">
      <style:text-properties fo:color="#669900" style:font-name="Arial1" fo:font-size="11pt" fo:language="ca" fo:country="ES" fo:font-weight="bold" officeooo:rsid="0043c606" officeooo:paragraph-rsid="0043c606" style:font-size-asian="11pt" style:font-weight-asian="bold" style:font-size-complex="11pt" style:font-weight-complex="bold"/>
    </style:style>
    <style:style style:name="P50" style:family="paragraph" style:parent-style-name="Text_20_body">
      <style:text-properties fo:color="#669900" style:font-name="Arial1" fo:font-size="11pt" fo:language="ca" fo:country="ES" fo:font-weight="bold" officeooo:rsid="0047ef20" officeooo:paragraph-rsid="0047ef20" style:font-size-asian="11pt" style:font-weight-asian="bold" style:font-size-complex="11pt" style:font-weight-complex="bold"/>
    </style:style>
    <style:style style:name="P51" style:family="paragraph" style:parent-style-name="Text_20_body">
      <style:text-properties fo:color="#669900" style:font-name="Arial1" fo:font-size="11pt" fo:language="ca" fo:country="ES" fo:font-weight="normal" officeooo:rsid="00449773" officeooo:paragraph-rsid="00449773" style:font-size-asian="11pt" style:font-weight-asian="normal" style:font-size-complex="11pt" style:font-weight-complex="normal"/>
    </style:style>
    <style:style style:name="P52" style:family="paragraph" style:parent-style-name="Text_20_body">
      <style:text-properties fo:color="#669900" style:font-name="Arial1" fo:font-size="11pt" fo:language="ca" fo:country="ES" fo:font-weight="normal" officeooo:rsid="00472941" officeooo:paragraph-rsid="00472941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7169" style:font-weight-asian="normal" style:font-weight-complex="normal"/>
    </style:style>
    <style:style style:name="T5" style:family="text">
      <style:text-properties fo:font-weight="normal" officeooo:rsid="002b0f82" style:font-weight-asian="normal" style:font-weight-complex="normal"/>
    </style:style>
    <style:style style:name="T6" style:family="text">
      <style:text-properties officeooo:rsid="00227169"/>
    </style:style>
    <style:style style:name="T7" style:family="text">
      <style:text-properties officeooo:rsid="002422a4"/>
    </style:style>
    <style:style style:name="T8" style:family="text">
      <style:text-properties officeooo:rsid="002592a8"/>
    </style:style>
    <style:style style:name="T9" style:family="text">
      <style:text-properties officeooo:rsid="0025f2c7"/>
    </style:style>
    <style:style style:name="T10" style:family="text">
      <style:text-properties officeooo:rsid="0027da7d"/>
    </style:style>
    <style:style style:name="T11" style:family="text">
      <style:text-properties officeooo:rsid="002a7700"/>
    </style:style>
    <style:style style:name="T12" style:family="text">
      <style:text-properties officeooo:rsid="002b0f82"/>
    </style:style>
    <style:style style:name="T13" style:family="text">
      <style:text-properties officeooo:rsid="002446c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b0f82" style:font-weight-asian="bold" style:font-weight-complex="bold"/>
    </style:style>
    <style:style style:name="T16" style:family="text">
      <style:text-properties officeooo:rsid="0028e04f"/>
    </style:style>
    <style:style style:name="T17" style:family="text">
      <style:text-properties officeooo:rsid="002d06f7"/>
    </style:style>
    <style:style style:name="T18" style:family="text">
      <style:text-properties fo:color="#669900"/>
    </style:style>
    <style:style style:name="T19" style:family="text">
      <style:text-properties officeooo:rsid="003e4715"/>
    </style:style>
    <style:style style:name="T20" style:family="text">
      <style:text-properties officeooo:rsid="0043c6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ràctica <text:span text:style-name="T12">8</text:span>: <text:span text:style-name="T6">Recorreguts numèrics</text:span></text:p>
      <text:p text:style-name="P3"><text:span text:style-name="T3">L’objectiu d’aquesta pràctica és </text:span><text:span text:style-name="T5">endinsar-nos</text:span><text:span text:style-name="T4"> amb les instruccions iteratives, amb les que el desenvolupador pot aconseguir que determinades instruccions es tornin a executar més d'un cop.</text:span></text:p>
      <text:p text:style-name="P4"/>
      <text:p text:style-name="P4"/>
      <text:p text:style-name="P4"/>
      <text:p text:style-name="P5">Atenció, els següents exercicis han de fer-se en Java i/<text:span text:style-name="T13">o</text:span> en Python. <text:s/><text:span text:style-name="T12">Tret que s'especifiqui el contrari, no pot fer-se servir la instrucció </text:span><text:span text:style-name="T15">while</text:span><text:span text:style-name="T12"> (ha de fer-se servir </text:span><text:span text:style-name="T15">for</text:span><text:span text:style-name="T12">)</text:span>. <text:s/>Es recomana anar <text:span text:style-name="T13">alternant programes en Java amb Python. <text:s/>Com a activitat opcional, poden fer-se tots en els dos llenguatges.</text:span></text:p>
      <text:p text:style-name="P12"/>
      <text:p text:style-name="P17">Exercici 1: <text:span text:style-name="T6">Primers cent naturals amb poques línies de codi</text:span></text:p>
      <text:p text:style-name="P9">Desenvolupa un programa que escrigui els primers 100 nombres naturals en ordre decreixent (un número per línia)</text:p>
      <text:p text:style-name="P9"/>
      <text:p text:style-name="P14">PYTHON:</text:p>
      <text:p text:style-name="P29">#! /usr/bin/env python</text:p>
      <text:p text:style-name="P29"># encoding: utf-8</text:p>
      <text:p text:style-name="P29"/>
      <text:p text:style-name="P29">for i in range(100):</text:p>
      <text:p text:style-name="P29"><text:tab/>print i</text:p>
      <text:p text:style-name="P9"/>
      <text:p text:style-name="P14">JAVA:</text:p>
      <text:p text:style-name="P30">import java.io.*;</text:p>
      <text:p text:style-name="P30"><text:s/></text:p>
      <text:p text:style-name="P30">public class centnaturals{</text:p>
      <text:p text:style-name="P30"><text:s text:c="2"/>public static void main(String[] args) throws IOException {</text:p>
      <text:p text:style-name="P30"/>
      <text:p text:style-name="P30"><text:s text:c="4"/>int i;</text:p>
      <text:p text:style-name="P30"/>
      <text:p text:style-name="P30"><text:s text:c="4"/>for (i=1;i&lt;100;i++){ </text:p>
      <text:p text:style-name="P30"><text:s text:c="6"/>System.out.print(i+",");</text:p>
      <text:p text:style-name="P30"><text:s text:c="7"/><text:tab/>}</text:p>
      <text:p text:style-name="P30"><text:tab/>System.out.print("100");</text:p>
      <text:p text:style-name="P30"><text:tab/>}</text:p>
      <text:p text:style-name="P30">}</text:p>
      <text:p text:style-name="P17"/>
      <text:p text:style-name="P20"><text:soft-page-break/>Exercici <text:span text:style-name="T6">2</text:span>: <text:span text:style-name="T6">Nom repetit</text:span></text:p>
      <text:p text:style-name="P9">Desenvolupa un programa que demani a l’usuari el seu nom i un número enter més gran que 1, i escrigui el seu nom tants cops com indiqui el número. Ex. si l’entrada és</text:p>
      <text:p text:style-name="P26"><text:s text:c="4"/>Truman</text:p>
      <text:p text:style-name="P26"><text:s text:c="4"/>3</text:p>
      <text:p text:style-name="P9">La sortida serà</text:p>
      <text:p text:style-name="P26"><text:s text:c="4"/>Truman Truman Truman</text:p>
      <text:p text:style-name="P15">PYTHON:</text:p>
      <text:p text:style-name="P31">#! /usr/bin/env python</text:p>
      <text:p text:style-name="P31"># encoding: utf-8</text:p>
      <text:p text:style-name="P31"/>
      <text:p text:style-name="P31">nom= raw_input ("Escriu el teu nom: ")</text:p>
      <text:p text:style-name="P31">numero= int (raw_input ("Escriu un numero: "))</text:p>
      <text:p text:style-name="P31"/>
      <text:p text:style-name="P31"/>
      <text:p text:style-name="P31"/>
      <text:p text:style-name="P31">for i in range(numero):</text:p>
      <text:p text:style-name="P31"><text:tab/>print nom,"\t",</text:p>
      <text:p text:style-name="P15"/>
      <text:p text:style-name="P15">JAVA:</text:p>
      <text:p text:style-name="P32">import java.io.*;</text:p>
      <text:p text:style-name="P32"><text:s/></text:p>
      <text:p text:style-name="P32">public class centnaturals{</text:p>
      <text:p text:style-name="P32"><text:s text:c="2"/>public static void main(String[] args) throws IOException {</text:p>
      <text:p text:style-name="P32"/>
      <text:p text:style-name="P32"><text:s text:c="4"/>BufferedReader reader = new BufferedReader(new InputStreamReader(System.in));</text:p>
      <text:p text:style-name="P32"><text:s text:c="4"/></text:p>
      <text:p text:style-name="P32"><text:s text:c="4"/>System.out.println("Introdueix el teu nom: ");</text:p>
      <text:p text:style-name="P32"><text:s text:c="4"/>String nom = reader.readLine();</text:p>
      <text:p text:style-name="P32"><text:s text:c="4"/></text:p>
      <text:p text:style-name="P32"><text:s text:c="4"/>System.out.println("Introdueix un número: ");</text:p>
      <text:p text:style-name="P32"><text:s text:c="4"/>String linia = reader.readLine();</text:p>
      <text:p text:style-name="P32"><text:s text:c="4"/></text:p>
      <text:p text:style-name="P32"><text:s text:c="4"/>int numero = Integer.parseInt(linia);</text:p>
      <text:p text:style-name="P32"/>
      <text:p text:style-name="P32"><text:s text:c="4"/>for (int i=1;i&lt;=numero;i++) { </text:p>
      <text:p text:style-name="P32"><text:s text:c="6"/>System.out.print(nom+"\t");</text:p>
      <text:p text:style-name="P32"><text:s text:c="4"/>}</text:p>
      <text:p text:style-name="P32"><text:soft-page-break/></text:p>
      <text:p text:style-name="P32"/>
      <text:p text:style-name="P32">/*</text:p>
      <text:p text:style-name="P32"><text:s text:c="4"/>int i = 1;</text:p>
      <text:p text:style-name="P32"><text:s text:c="4"/>while (i &lt;= numero) {</text:p>
      <text:p text:style-name="P32"><text:s text:c="6"/>System.out.print(nom+"\t");</text:p>
      <text:p text:style-name="P32"><text:s text:c="6"/>i++;</text:p>
      <text:p text:style-name="P32"><text:s text:c="4"/>}</text:p>
      <text:p text:style-name="P32">*/</text:p>
      <text:p text:style-name="P32"><text:s text:c="4"/>}</text:p>
      <text:p text:style-name="P32">}</text:p>
      <text:p text:style-name="P33"/>
      <text:p text:style-name="P17">Exercici <text:span text:style-name="T6">3</text:span>: <text:span text:style-name="T6">Entre dos nombres</text:span></text:p>
      <text:p text:style-name="P9">Desenvolupa un programa que demani dos números a l’usuari i escrigui tots els números entre el primer i el segon. <text:s/>Tingues en compte el<text:span text:style-name="T12">s</text:span> casos que el primer nombre sigui més gran, més petit o igual que el segon.</text:p>
      <text:p text:style-name="P16"/>
      <text:p text:style-name="P34">import java.util.Scanner;</text:p>
      <text:p text:style-name="P34"/>
      <text:p text:style-name="P34">public class test1 {</text:p>
      <text:p text:style-name="P34"><text:tab/></text:p>
      <text:p text:style-name="P34"><text:tab/>public static void main (String[] arg) {</text:p>
      <text:p text:style-name="P34"><text:tab/><text:tab/></text:p>
      <text:p text:style-name="P34"><text:tab/><text:tab/>Scanner S = new Scanner(System.in);</text:p>
      <text:p text:style-name="P34"><text:tab/><text:tab/></text:p>
      <text:p text:style-name="P34"><text:tab/><text:tab/>int num1, num2, suma=0;</text:p>
      <text:p text:style-name="P34"><text:tab/><text:tab/></text:p>
      <text:p text:style-name="P34"><text:tab/><text:tab/>System.out.printf("Introdueix primer numero: ");</text:p>
      <text:p text:style-name="P34"><text:tab/><text:tab/>num1 = S.nextInt();</text:p>
      <text:p text:style-name="P34"><text:tab/><text:tab/></text:p>
      <text:p text:style-name="P34"><text:tab/><text:tab/>System.out.printf("Introdueix segon numero: ");</text:p>
      <text:p text:style-name="P34"><text:tab/><text:tab/>num2 = S.nextInt();</text:p>
      <text:p text:style-name="P34"><text:tab/><text:tab/></text:p>
      <text:p text:style-name="P34"><text:tab/><text:tab/>if (num2&lt;num1) {</text:p>
      <text:p text:style-name="P34"><text:tab/><text:tab/><text:tab/>System.out.printf("El segon numero no pot esser inferior al primer\n");</text:p>
      <text:p text:style-name="P34"><text:tab/><text:tab/>} else if (num1==num2) {</text:p>
      <text:p text:style-name="P34"><text:tab/><text:tab/><text:tab/>System.out.printf("%d\n",num1);</text:p>
      <text:p text:style-name="P34"><text:tab/><text:tab/>} else {</text:p>
      <text:p text:style-name="P34"><text:soft-page-break/><text:tab/><text:tab/><text:tab/>for (int i=num1;i&lt;=num2; i++) {</text:p>
      <text:p text:style-name="P34"><text:tab/><text:tab/><text:tab/><text:tab/>suma = suma + i;</text:p>
      <text:p text:style-name="P34"><text:tab/><text:tab/><text:tab/>}</text:p>
      <text:p text:style-name="P34"><text:tab/><text:tab/><text:tab/></text:p>
      <text:p text:style-name="P34"><text:tab/><text:tab/><text:tab/>System.out.printf("%d\n",suma);</text:p>
      <text:p text:style-name="P34"><text:tab/><text:tab/>}</text:p>
      <text:p text:style-name="P34"><text:tab/><text:tab/></text:p>
      <text:p text:style-name="P34"><text:tab/><text:tab/><text:tab/></text:p>
      <text:p text:style-name="P34"><text:tab/><text:tab/>S.close();</text:p>
      <text:p text:style-name="P34"><text:tab/>}</text:p>
      <text:p text:style-name="P34"/>
      <text:p text:style-name="P34">}</text:p>
      <text:p text:style-name="P35"/>
      <text:p text:style-name="P9"/>
      <text:p text:style-name="P17">Exercici <text:span text:style-name="T6">4</text:span>: <text:span text:style-name="T6">Suma fins un nombre</text:span></text:p>
      <text:p text:style-name="P9">Desenvolupa un programa que demani un número a l’usuari i escrigui la suma de tots els números entre l’introduït i el 1. Ex. si l’entrada és</text:p>
      <text:p text:style-name="P26"><text:s text:c="4"/>4</text:p>
      <text:p text:style-name="P9">Com que 10 = 1 + 2 + 3 + 4, la sortida serà</text:p>
      <text:p text:style-name="P26"><text:s text:c="4"/>10</text:p>
      <text:p text:style-name="P9">Fes-ho <text:span text:style-name="T12">amb la instrucció </text:span><text:span text:style-name="T15">while</text:span><text:span text:style-name="T12"> i amb la instrucció </text:span><text:span text:style-name="T15">for</text:span>.</text:p>
      <text:p text:style-name="P9"/>
      <text:p text:style-name="P24">FOR:</text:p>
      <text:p text:style-name="P36">#encoding: utf-8</text:p>
      <text:p text:style-name="P36">numero = int(raw_input("Introdueix un numero: "))</text:p>
      <text:p text:style-name="P36">suma= 0</text:p>
      <text:p text:style-name="P36">if numero&gt;0:</text:p>
      <text:p text:style-name="P36"><text:tab/>for i in range(numero+1): </text:p>
      <text:p text:style-name="P36"><text:tab/><text:tab/>suma = suma + i</text:p>
      <text:p text:style-name="P36"><text:tab/>print suma</text:p>
      <text:p text:style-name="P36">else: <text:s/></text:p>
      <text:p text:style-name="P36"><text:s text:c="8"/></text:p>
      <text:p text:style-name="P36"><text:tab/>print "Introdueix un numero valid més gran que cero"</text:p>
      <text:p text:style-name="P36"/>
      <text:p text:style-name="P24"/>
      <text:p text:style-name="P24"/>
      <text:p text:style-name="P24"/>
      <text:p text:style-name="P24"/>
      <text:p text:style-name="P24"><text:soft-page-break/>WHILE:</text:p>
      <text:p text:style-name="P25"/>
      <text:p text:style-name="P38">numero = int(raw_input("Introdueix un numero: "))</text:p>
      <text:p text:style-name="P38">suma= 0</text:p>
      <text:p text:style-name="P38"/>
      <text:p text:style-name="P38">if numero &gt; 0:</text:p>
      <text:p text:style-name="P38"><text:tab/>i = 1</text:p>
      <text:p text:style-name="P38"><text:tab/>while i &lt;= numero:</text:p>
      <text:p text:style-name="P38"><text:tab/><text:tab/>suma = suma + i</text:p>
      <text:p text:style-name="P38"><text:tab/><text:tab/>i += 1</text:p>
      <text:p text:style-name="P38"><text:tab/>print suma</text:p>
      <text:p text:style-name="P38"><text:tab/> </text:p>
      <text:p text:style-name="P38"><text:tab/><text:tab/></text:p>
      <text:p text:style-name="P38">else: <text:s/></text:p>
      <text:p text:style-name="P38"><text:s text:c="14"/></text:p>
      <text:p text:style-name="P38"><text:tab/>print "Introdueix un numero valid més gran que cero"</text:p>
      <text:p text:style-name="P17"/>
      <text:p text:style-name="P17"><text:span text:style-name="T19">E</text:span>xercici <text:span text:style-name="T6">5</text:span>: <text:span text:style-name="T6">Històric d'edats</text:span></text:p>
      <text:p text:style-name="P9">Desenvolupa un programa que demani el nom de l’usuari, l’edat i l’any actual. El programa escriurà l’edat que tenia l’usuari a cada any des del seu naixement i s’acomiadarà. Per exemple, si l’entrada és</text:p>
      <text:p text:style-name="P26"><text:s text:c="4"/>Anna</text:p>
      <text:p text:style-name="P26"><text:s text:c="4"/>5</text:p>
      <text:p text:style-name="P26"><text:s text:c="4"/>201<text:span text:style-name="T9">5</text:span></text:p>
      <text:p text:style-name="P9">El programa escriurà</text:p>
      <text:p text:style-name="P27"><text:s text:c="4"/>El 20<text:span text:style-name="T9">10</text:span> va nàixer</text:p>
      <text:p text:style-name="P26"><text:s text:c="4"/>El 20<text:span text:style-name="T9">11</text:span> tenia 1 any</text:p>
      <text:p text:style-name="P26"><text:s text:c="4"/>El 20<text:span text:style-name="T9">12</text:span> tenia 2 anys</text:p>
      <text:p text:style-name="P26"><text:s text:c="4"/>El 201<text:span text:style-name="T9">3</text:span> tenia 3 anys</text:p>
      <text:p text:style-name="P26"><text:s text:c="4"/>El 201<text:span text:style-name="T9">4</text:span> tenia 4 anys</text:p>
      <text:p text:style-name="P26"><text:s text:c="4"/>Adéu Anna</text:p>
      <text:p text:style-name="P9">L'aplicació no li dirà l'edat que té l'usuàri en l'any actual, donat que aquesta dada forma part de l'entrada. Per exemple, si l<text:span text:style-name="T9">a </text:span>usuària ha nascut aquest any, simplement s'acomiadarà, i si ho va fer l'any passat, només dirà quan va néixer i s'acomiadarà.</text:p>
      <text:p text:style-name="P9">Les comprovacions necessàries són: que el nom no estigui buit, que l'edat i l'any actual siguin positius (es pressuposa que seran enters), i que l'any actual sigui un valor més alt que el de l'edat.</text:p>
      <text:p text:style-name="P9"><text:span text:style-name="T14">Desenvolupa-ho en Python i </text:span><text:span text:style-name="T15">en Java</text:span>.</text:p>
      <text:p text:style-name="P16"><text:soft-page-break/>PYTHON:</text:p>
      <text:p text:style-name="P34">#encoding: utf-8</text:p>
      <text:p text:style-name="P34"/>
      <text:p text:style-name="P34">nom = raw_input("Introdueix el teu nom: ")</text:p>
      <text:p text:style-name="P34">edat = int(raw_input("Introdueix la teva edat: "))</text:p>
      <text:p text:style-name="P34">anny = int(raw_input("Introdueix l'any actual: "))</text:p>
      <text:p text:style-name="P34">okey = True</text:p>
      <text:p text:style-name="P34"/>
      <text:p text:style-name="P34">if nom=='':</text:p>
      <text:p text:style-name="P34"><text:s text:c="4"/>print "No has introduit un nom!"</text:p>
      <text:p text:style-name="P34"><text:s text:c="4"/>okey = False</text:p>
      <text:p text:style-name="P34"/>
      <text:p text:style-name="P34">if edat&lt;0 or anny&lt;0:</text:p>
      <text:p text:style-name="P34"><text:s text:c="4"/>print "Edat o any son negatius!"</text:p>
      <text:p text:style-name="P34"><text:s text:c="4"/>okey = False</text:p>
      <text:p text:style-name="P34"/>
      <text:p text:style-name="P34">if edat&gt;=anny:</text:p>
      <text:p text:style-name="P34"><text:s text:c="4"/>print "No es possible tenir mes anys que l'any actual!"</text:p>
      <text:p text:style-name="P34"><text:s text:c="4"/>okey = False</text:p>
      <text:p text:style-name="P34"/>
      <text:p text:style-name="P34">if okey == True:</text:p>
      <text:p text:style-name="P34"><text:s text:c="4"/>j = 0</text:p>
      <text:p text:style-name="P34"><text:s text:c="4"/>for i in range((anny-edat),anny):</text:p>
      <text:p text:style-name="P34"><text:s text:c="8"/>if j==0:</text:p>
      <text:p text:style-name="P34"><text:s text:c="12"/>print "El %d va neixer" %(i)</text:p>
      <text:p text:style-name="P34"><text:s text:c="8"/>else:</text:p>
      <text:p text:style-name="P34"><text:s text:c="12"/>print "El %d tenia %d anys" %(i,j)</text:p>
      <text:p text:style-name="P34"><text:s text:c="8"/>j += 1</text:p>
      <text:p text:style-name="P34"/>
      <text:p text:style-name="P34">print "Adeu %s!" %(nom)</text:p>
      <text:p text:style-name="P34"><text:s text:c="8"/></text:p>
      <text:p text:style-name="P16">JAVA:<text:line-break/><text:span text:style-name="T18">import java.util.Scanner;</text:span></text:p>
      <text:p text:style-name="P34"/>
      <text:p text:style-name="P34">public class test2 {</text:p>
      <text:p text:style-name="P34"><text:tab/></text:p>
      <text:p text:style-name="P34"><text:tab/>public static void main (String[] arg) {</text:p>
      <text:p text:style-name="P34"><text:tab/><text:tab/><text:tab/></text:p>
      <text:p text:style-name="P34"><text:soft-page-break/><text:tab/><text:tab/>Scanner S = new Scanner(System.in);</text:p>
      <text:p text:style-name="P34"><text:tab/><text:tab/></text:p>
      <text:p text:style-name="P34"><text:tab/><text:tab/>int edat,any;</text:p>
      <text:p text:style-name="P34"><text:tab/><text:tab/>String nom="";</text:p>
      <text:p text:style-name="P34"><text:tab/><text:tab/>boolean okey=true;</text:p>
      <text:p text:style-name="P34"><text:tab/><text:tab/></text:p>
      <text:p text:style-name="P34"><text:tab/><text:tab/>System.out.printf("Introdueix el nom: ");</text:p>
      <text:p text:style-name="P34"><text:tab/><text:tab/>nom = S.nextLine();</text:p>
      <text:p text:style-name="P34"><text:tab/><text:tab/></text:p>
      <text:p text:style-name="P34"><text:tab/><text:tab/>System.out.printf("Introdueix la edat: ");</text:p>
      <text:p text:style-name="P34"><text:tab/><text:tab/>edat = S.nextInt();</text:p>
      <text:p text:style-name="P34"><text:tab/><text:tab/></text:p>
      <text:p text:style-name="P34"><text:tab/><text:tab/>System.out.printf("Introdueix l'any: ");</text:p>
      <text:p text:style-name="P34"><text:tab/><text:tab/>any = S.nextInt();</text:p>
      <text:p text:style-name="P34"><text:tab/><text:tab/></text:p>
      <text:p text:style-name="P34"><text:tab/><text:tab/></text:p>
      <text:p text:style-name="P34"><text:tab/><text:tab/>if (nom.isEmpty()) {</text:p>
      <text:p text:style-name="P34"><text:tab/><text:tab/><text:tab/>System.out.printf("No has introduit un nom!\n");</text:p>
      <text:p text:style-name="P34"><text:tab/><text:tab/><text:tab/>okey=false;</text:p>
      <text:p text:style-name="P34"><text:tab/><text:tab/>}</text:p>
      <text:p text:style-name="P34"><text:tab/><text:tab/></text:p>
      <text:p text:style-name="P34"><text:tab/><text:tab/>if (edat&lt;0 || any&lt;0) {</text:p>
      <text:p text:style-name="P34"><text:tab/><text:tab/><text:tab/>System.out.printf("Edat o any son negatius!\n");</text:p>
      <text:p text:style-name="P34"><text:tab/><text:tab/><text:tab/>okey=false;</text:p>
      <text:p text:style-name="P34"><text:tab/><text:tab/>}</text:p>
      <text:p text:style-name="P34"><text:tab/><text:tab/></text:p>
      <text:p text:style-name="P34"><text:tab/><text:tab/>if (edat&gt;=any) {</text:p>
      <text:p text:style-name="P34"><text:tab/><text:tab/><text:tab/>System.out.printf("No es possible tenir mes anys que l'any actual!\n");</text:p>
      <text:p text:style-name="P34"><text:tab/><text:tab/><text:tab/>okey=false;</text:p>
      <text:p text:style-name="P34"><text:tab/><text:tab/>} </text:p>
      <text:p text:style-name="P34"><text:tab/><text:tab/></text:p>
      <text:p text:style-name="P34"><text:tab/><text:tab/>if (okey==true) {</text:p>
      <text:p text:style-name="P34"><text:tab/><text:tab/><text:tab/>int j = 0;</text:p>
      <text:p text:style-name="P34"><text:tab/><text:tab/><text:tab/>for (int i=any-edat;i&lt;any;i++) {</text:p>
      <text:p text:style-name="P34"><text:tab/><text:tab/><text:tab/><text:tab/>if (j==0) {</text:p>
      <text:p text:style-name="P34"><text:tab/><text:tab/><text:tab/><text:tab/><text:tab/>System.out.printf("El %d va neixer\n",i);</text:p>
      <text:p text:style-name="P34"><text:tab/><text:tab/><text:tab/><text:tab/>} else {</text:p>
      <text:p text:style-name="P34"><text:tab/><text:tab/><text:tab/><text:tab/><text:tab/>System.out.printf("El %d tenia %d anys\n",i,j);</text:p>
      <text:p text:style-name="P34"><text:soft-page-break/><text:tab/><text:tab/><text:tab/><text:tab/>}</text:p>
      <text:p text:style-name="P34"><text:tab/><text:tab/><text:tab/><text:tab/>j++;</text:p>
      <text:p text:style-name="P34"><text:tab/><text:tab/><text:tab/>}</text:p>
      <text:p text:style-name="P34"><text:tab/><text:tab/>}</text:p>
      <text:p text:style-name="P16"><text:tab/><text:tab/></text:p>
      <text:p text:style-name="P16"><text:tab/><text:tab/>System.out.printf("Adeu %s!",nom);</text:p>
      <text:p text:style-name="P16"><text:tab/><text:tab/></text:p>
      <text:p text:style-name="P16"><text:tab/>}</text:p>
      <text:p text:style-name="P16"/>
      <text:p text:style-name="P16">}</text:p>
      <text:p text:style-name="P9"/>
      <text:p text:style-name="P19">Exercici <text:span text:style-name="T12">6</text:span>: <text:span text:style-name="T16">El factorial d’un nombre sencer</text:span></text:p>
      <text:p text:style-name="P13">Dissenyeu un programa que calculi el factorial d’un nombre sencer, demanat a l’usuari pel teclat, i li mostri el resultat del càlcul per la pantalla. <text:s/><text:span text:style-name="T14">Fes servir el while!</text:span></text:p>
      <text:p text:style-name="P23"/>
      <text:p text:style-name="P39">#encoding: utf-8</text:p>
      <text:p text:style-name="P39"/>
      <text:p text:style-name="P39">numero = int(raw_input("Introdueix un numero: "))</text:p>
      <text:p text:style-name="P39">producto = 1</text:p>
      <text:p text:style-name="P39"/>
      <text:p text:style-name="P39">if numero &gt; 0:</text:p>
      <text:p text:style-name="P39"><text:tab/>i = 1</text:p>
      <text:p text:style-name="P39"><text:tab/>while i &lt;= numero:</text:p>
      <text:p text:style-name="P39"><text:tab/><text:tab/>producto = producto * i</text:p>
      <text:p text:style-name="P39"><text:tab/><text:tab/>i += 1</text:p>
      <text:p text:style-name="P39"><text:tab/>print producto</text:p>
      <text:p text:style-name="P39"><text:tab/> </text:p>
      <text:p text:style-name="P39"><text:tab/><text:tab/></text:p>
      <text:p text:style-name="P39">else: <text:s/></text:p>
      <text:p text:style-name="P39"><text:s text:c="14"/></text:p>
      <text:p text:style-name="P39"><text:tab/>print "Introdueix un numero valid més gran que cero"</text:p>
      <text:p text:style-name="P11"/>
      <text:p text:style-name="P19"/>
      <text:p text:style-name="P19">Exercici <text:span text:style-name="T12">7</text:span>: <text:span text:style-name="T16">Nota Mitjana I</text:span></text:p>
      <text:p text:style-name="P13">Dissenya un programa que, en cada pas, li demani a l'usuari el nom i la nota de cadascun dels 10 alumnes d'una classe. Al final li mostrarà la mitjana de totes les notes i l'alumne amb la pitjor nota obtinguda.</text:p>
      <text:p text:style-name="P13"/>
      <text:p text:style-name="P40"><text:soft-page-break/></text:p>
      <text:p text:style-name="P37">#encoding: utf-8</text:p>
      <text:p text:style-name="P37">mitjana = 0</text:p>
      <text:p text:style-name="P37">notamasbaja = 0</text:p>
      <text:p text:style-name="P37">suma = 1</text:p>
      <text:p text:style-name="P37">for i in range (10):</text:p>
      <text:p text:style-name="P37"><text:tab/>nota = float(raw_input("Introdueix la teva nota: "))</text:p>
      <text:p text:style-name="P37"><text:tab/>nom = raw_input("Introdueix el teu nom: ")</text:p>
      <text:p text:style-name="P37"><text:tab/>suma += nota</text:p>
      <text:p text:style-name="P37"><text:tab/></text:p>
      <text:p text:style-name="P37"><text:tab/>#gestión nota más baja</text:p>
      <text:p text:style-name="P37"><text:tab/>if i == 0:</text:p>
      <text:p text:style-name="P37"><text:tab/><text:tab/>notamasbaja = nota</text:p>
      <text:p text:style-name="P37"><text:tab/>else:</text:p>
      <text:p text:style-name="P37"><text:tab/><text:tab/>if notamasbaja&gt;nota:</text:p>
      <text:p text:style-name="P37"><text:tab/><text:tab/><text:tab/>notamasbaja = nota</text:p>
      <text:p text:style-name="P37"><text:tab/>#gestión de la media</text:p>
      <text:p text:style-name="P37"><text:tab/>mitjana = suma/10</text:p>
      <text:p text:style-name="P37"><text:tab/>""" baixa = nota &lt; """</text:p>
      <text:p text:style-name="P37">print mitjana, notamasbaja</text:p>
      <text:p text:style-name="P40"/>
      <text:p text:style-name="P23">Exercici <text:span text:style-name="T12">8</text:span>: Nota Mitjana II</text:p>
      <text:p text:style-name="P13">Modifica el programa anterior per tal que en lloc de demanar la nota dels 10 alumnes, sigui l'usuari qui decideixi quan desitja finalitzar la introducció de dades, responent negativament a una qüestió del tipus: "Desitja finalitzar (S/N)?”. <text:s/>Fes servir el while <text:span text:style-name="T12">o el for (el que consideris millor).</text:span></text:p>
      <text:p text:style-name="P49">#encoding: utf-8</text:p>
      <text:p text:style-name="P49">mitjana = 0</text:p>
      <text:p text:style-name="P49">notamasbaja = 0</text:p>
      <text:p text:style-name="P49">suma = 0</text:p>
      <text:p text:style-name="P49">finalitzar = "N"</text:p>
      <text:p text:style-name="P49">contador = 0</text:p>
      <text:p text:style-name="P49">i = 0</text:p>
      <text:p text:style-name="P49">while finalitzar !="S":</text:p>
      <text:p text:style-name="P49"><text:tab/>nota = float(raw_input("Introdueix la teva nota: "))</text:p>
      <text:p text:style-name="P49"><text:tab/>nom = raw_input("Introdueix el teu nom: ")</text:p>
      <text:p text:style-name="P49"><text:tab/>suma += nota</text:p>
      <text:p text:style-name="P49"><text:tab/>#gestión nota más baja</text:p>
      <text:p text:style-name="P49"><text:soft-page-break/><text:tab/>if contador == 0:</text:p>
      <text:p text:style-name="P49"><text:tab/><text:tab/>notamasbaja = nota</text:p>
      <text:p text:style-name="P49"><text:tab/>else:</text:p>
      <text:p text:style-name="P49"><text:tab/><text:tab/>if notamasbaja&gt;nota:</text:p>
      <text:p text:style-name="P49"><text:tab/><text:tab/><text:tab/>notamasbaja = nota</text:p>
      <text:p text:style-name="P49"><text:tab/></text:p>
      <text:p text:style-name="P49"><text:tab/>contador += 1</text:p>
      <text:p text:style-name="P49"><text:tab/>finalitzar = raw_input ("desitja finalitzar? [S/N]: ")</text:p>
      <text:p text:style-name="P49">#gestión de la media</text:p>
      <text:p text:style-name="P49">mitjana = suma/contador</text:p>
      <text:p text:style-name="P49">print "Adéu" </text:p>
      <text:p text:style-name="P49">print mitjana, notamasbaja</text:p>
      <text:p text:style-name="P49"/>
      <text:p text:style-name="P17"><text:span text:style-name="T20">Ex</text:span>ercici <text:span text:style-name="T12">9</text:span>: <text:span text:style-name="T6">Un quadrat de nombres</text:span></text:p>
      <text:p text:style-name="P9">Escriu un programa que demani un enter positiu més gran que 0 i "dibuixi" un quadrat amb els nombres del 1 fins el valor de l'entrada. Per exemple, si l'entrada és 5, dibuixarà:</text:p>
      <text:p text:style-name="P51">#encoding: utf-8</text:p>
      <text:p text:style-name="P51">enter = int(raw_input("Introdueix un numero enter més gran que cero:"))</text:p>
      <text:p text:style-name="P51">if enter &lt;= 0:</text:p>
      <text:p text:style-name="P51"><text:tab/>print "Has d'introduir un número més gran que cero"</text:p>
      <text:p text:style-name="P51">for i in range(enter):</text:p>
      <text:p text:style-name="P51"><text:tab/>for i in range(enter): </text:p>
      <text:p text:style-name="P51"><text:tab/><text:tab/>print i+1,</text:p>
      <text:p text:style-name="P51"><text:tab/>print</text:p>
      <text:p text:style-name="P26"><text:s text:c="4"/>1 2 3 4 5</text:p>
      <text:p text:style-name="P26"><text:s text:c="4"/>1 2 3 4 5</text:p>
      <text:p text:style-name="P26"><text:s text:c="4"/>1 2 3 4 5</text:p>
      <text:p text:style-name="P26"><text:s text:c="4"/>1 2 3 4 5</text:p>
      <text:p text:style-name="P26"><text:s text:c="4"/>1 2 3 4 5</text:p>
      <text:p text:style-name="P9"/>
      <text:p text:style-name="P18">Exercici <text:span text:style-name="T12">10</text:span>: <text:span text:style-name="T6">Un rectangle de nombres</text:span></text:p>
      <text:p text:style-name="P10">Escriu un programa que demani un <text:span text:style-name="T11">dos </text:span>enter<text:span text:style-name="T11">s</text:span> positiu<text:span text:style-name="T11">s</text:span> més gran que 0 i "dibuixi" un <text:span text:style-name="T11">rectangle com el que es mostra a continuació</text:span>. Per exemple, si l'entrada és 5 <text:span text:style-name="T11">i 3</text:span>, dibuixarà:</text:p>
      <text:p text:style-name="P52">#encoding: utf-8</text:p>
      <text:p text:style-name="P52">h = int(raw_input("Introdueix un numero enter més gran que cero:"))</text:p>
      <text:p text:style-name="P52">v = int(raw_input("Introdueix un numero enter més gran que cero:"))</text:p>
      <text:p text:style-name="P52">if v &lt;= 0 or h &lt;= 0:</text:p>
      <text:p text:style-name="P52"><text:tab/>print "Has d'introduir un número més gran que cero"</text:p>
      <text:p text:style-name="P52"><text:soft-page-break/></text:p>
      <text:p text:style-name="P52">if v&lt;h:<text:tab/></text:p>
      <text:p text:style-name="P52"><text:tab/>for i in range(v):</text:p>
      <text:p text:style-name="P52"><text:tab/><text:tab/>for i in range(h): </text:p>
      <text:p text:style-name="P52"><text:tab/><text:tab/><text:tab/>print i+1,</text:p>
      <text:p text:style-name="P52"><text:tab/><text:tab/>print</text:p>
      <text:p text:style-name="P47"/>
      <text:p text:style-name="P28"><text:s text:c="4"/>1 2 3 4 5</text:p>
      <text:p text:style-name="P28"><text:s text:c="4"/>1 2 3 4 5</text:p>
      <text:p text:style-name="P28"><text:s text:c="4"/>1 2 3 4 5</text:p>
      <text:p text:style-name="P10"/>
      <text:p text:style-name="P21">Exercici <text:span text:style-name="T12">11</text:span>. Un triangle de nombres</text:p>
      <text:p text:style-name="P9">Desenvolupa un programa que demani a l’usuari un nombre positiu més gran que 0. El programa escriurà una línia per nombre entre el 1 i el nombre introduït (es a dir, creixentment). A cada línia escriurà <text:span text:style-name="T11">un asterisc</text:span>. Ex. si l’entrada és 5 la sortida serà</text:p>
      <text:p text:style-name="P44">PYTHON:</text:p>
      <text:p text:style-name="P50">#encoding: utf-8</text:p>
      <text:p text:style-name="P50">h = int(raw_input("Introdueix un numero enter més gran que cero:"))</text:p>
      <text:p text:style-name="P50">if h &lt;= 0:</text:p>
      <text:p text:style-name="P50"><text:tab/>print "Has d'introduir un número més gran que cero"</text:p>
      <text:p text:style-name="P50">else:</text:p>
      <text:p text:style-name="P50"><text:tab/>for i in range(h):</text:p>
      <text:p text:style-name="P50"><text:tab/><text:tab/>for j in range(i+1):</text:p>
      <text:p text:style-name="P50"><text:tab/><text:tab/><text:tab/>print "*", </text:p>
      <text:p text:style-name="P50"><text:tab/><text:tab/>print</text:p>
      <text:p text:style-name="P47"/>
      <text:p text:style-name="P26"><text:s text:c="4"/>*</text:p>
      <text:p text:style-name="P26"><text:s text:c="4"/>**</text:p>
      <text:p text:style-name="P26"><text:s text:c="4"/>***</text:p>
      <text:p text:style-name="P26"><text:s text:c="4"/>****</text:p>
      <text:p text:style-name="P26"><text:s text:c="4"/>*****</text:p>
      <text:p text:style-name="P9"><text:span text:style-name="T7">F</text:span>es-ho en Python i <text:span text:style-name="T12">Java</text:span>.</text:p>
      <text:p text:style-name="P44">JAVA:</text:p>
      <text:p text:style-name="P48">import java.io.*;</text:p>
      <text:p text:style-name="P48"><text:s/></text:p>
      <text:p text:style-name="P48"><text:s/>public class numero11{</text:p>
      <text:p text:style-name="P48"><text:s text:c="3"/>public static void main(String[] args) throws IOException {</text:p>
      <text:p text:style-name="P48"/>
      <text:p text:style-name="P48"><text:soft-page-break/>System.out.println("Introdueix un número: ");</text:p>
      <text:p text:style-name="P48">String linia = reader.readLine();</text:p>
      <text:p text:style-name="P48"/>
      <text:p text:style-name="P48">int num = Integer.parseInt(linia);</text:p>
      <text:p text:style-name="P48"/>
      <text:p text:style-name="P48">if (num&lt;=0){</text:p>
      <text:p text:style-name="P48"/>
      <text:p text:style-name="P48"><text:tab/>System.out.print("Has d'introduir un número més gran que cero");</text:p>
      <text:p text:style-name="P48"/>
      <text:p text:style-name="P48">}</text:p>
      <text:p text:style-name="P48">else{</text:p>
      <text:p text:style-name="P48"><text:tab/>for (int i=1;i&lt;=num;i++){</text:p>
      <text:p text:style-name="P48"><text:tab/><text:tab/>for (int j=1;j&lt;=i;i++){</text:p>
      <text:p text:style-name="P48"><text:tab/><text:tab/><text:tab/>System.out.print("*"+"\t"); </text:p>
      <text:p text:style-name="P48"><text:tab/><text:tab/>System.out.print("");</text:p>
      <text:p text:style-name="P48"/>
      <text:p text:style-name="P48"><text:tab/><text:tab/><text:tab/>}</text:p>
      <text:p text:style-name="P48"><text:tab/><text:tab/>}</text:p>
      <text:p text:style-name="P48"><text:tab/>}</text:p>
      <text:p text:style-name="P48"><text:s text:c="2"/>}</text:p>
      <text:p text:style-name="P48">}</text:p>
      <text:p text:style-name="P9"/>
      <text:p text:style-name="P9"/>
      <text:p text:style-name="P9"/>
      <text:p text:style-name="P9"/>
      <text:p text:style-name="P22">Exercici <text:span text:style-name="T12">12</text:span>. Un triangle de nombres</text:p>
      <text:p text:style-name="P10">Desenvolupa un programa que demani a l’usuari un nombre positiu més gran que 0. El programa escriurà una línia per nombre entre el 1 i el nombre introduït (es a dir, creixentment). A cada línia escriurà tots els nombres des del nombre corresponent a la línia fins al 1. Ex. si l’entrada és 5 la sortida serà</text:p>
      <text:p text:style-name="P28"><text:s text:c="4"/>1</text:p>
      <text:p text:style-name="P28"><text:s text:c="4"/>2, 1</text:p>
      <text:p text:style-name="P28"><text:s text:c="4"/>3, 2, 1</text:p>
      <text:p text:style-name="P28"><text:s text:c="4"/>4, 3, 2, 1</text:p>
      <text:p text:style-name="P28"><text:s text:c="4"/>5, 4, 3, 2, 1</text:p>
      <text:p text:style-name="P10"><text:span text:style-name="T7">F</text:span>es-ho en Python i <text:span text:style-name="T12">Java</text:span>.</text:p>
      <text:p text:style-name="P10"/>
      <text:p text:style-name="P21">Exercici <text:span text:style-name="T11">13</text:span>. Un triangle invertit</text:p>
      <text:p text:style-name="P9"><text:soft-page-break/>Desenvolupa un programa que demani a l’usuari un nombre positiu més gran que 0. <text:s/>El programa escriurà una línia per nombre entre el nombre introduït i el 1 (és a dir, decreixentment). A cada línia escriurà tots els nombres des de l’1 fins el nombre corresponent a la línia. Ex. si l’entrada és 5 la sortida serà</text:p>
      <text:p text:style-name="P26"><text:s text:c="4"/>1, 2, 3, 4, 5</text:p>
      <text:p text:style-name="P26"><text:s text:c="4"/>1, 2, 3, 4</text:p>
      <text:p text:style-name="P26"><text:s text:c="4"/>1, 2, 3</text:p>
      <text:p text:style-name="P26"><text:s text:c="4"/>1, 2</text:p>
      <text:p text:style-name="P26"><text:s text:c="4"/>1</text:p>
      <text:p text:style-name="P9"><text:span text:style-name="T7">Fe</text:span>s-ho en Python i <text:span text:style-name="T12">Java</text:span>.</text:p>
      <text:p text:style-name="P9"/>
      <text:p text:style-name="P21"/>
      <text:p text:style-name="P41">Exercici <text:span text:style-name="T11">14</text:span>. Triangles <text:span text:style-name="T8">(opcional)</text:span></text:p>
      <text:p text:style-name="P9">Desenvolupa un programa que demani un nombre enter positiu i dibuixi tants triangles com se li indiqui segons l'exemple següent on l'entrada és 2.</text:p>
      <text:p text:style-name="P26"><text:s text:c="4"/>.........9.........</text:p>
      <text:p text:style-name="P26"><text:s text:c="4"/>........898........</text:p>
      <text:p text:style-name="P26"><text:s text:c="4"/>.......78987.......</text:p>
      <text:p text:style-name="P26"><text:s text:c="4"/>......6789876......</text:p>
      <text:p text:style-name="P26"><text:s text:c="4"/>.....567898765.....</text:p>
      <text:p text:style-name="P26"><text:s text:c="4"/>....45678987654....</text:p>
      <text:p text:style-name="P26"><text:s text:c="4"/>...3456789876543...</text:p>
      <text:p text:style-name="P26"><text:s text:c="4"/>..234567898765432..</text:p>
      <text:p text:style-name="P26"><text:s text:c="4"/>.12345678987654321.</text:p>
      <text:p text:style-name="P26"><text:s text:c="4"/>0123456789876543210</text:p>
      <text:p text:style-name="P26"><text:s text:c="4"/>.........9.........</text:p>
      <text:p text:style-name="P26"><text:s text:c="4"/>........898........</text:p>
      <text:p text:style-name="P26"><text:s text:c="4"/>.......78987.......</text:p>
      <text:p text:style-name="P26"><text:s text:c="4"/>......6789876......</text:p>
      <text:p text:style-name="P26"><text:s text:c="4"/>.....567898765.....</text:p>
      <text:p text:style-name="P26"><text:s text:c="4"/>....45678987654....</text:p>
      <text:p text:style-name="P26"><text:s text:c="4"/>...3456789876543...</text:p>
      <text:p text:style-name="P26"><text:s text:c="4"/>..234567898765432..</text:p>
      <text:p text:style-name="P26"><text:s text:c="4"/>.12345678987654321.</text:p>
      <text:p text:style-name="P26"><text:s text:c="4"/>0123456789876543210</text:p>
      <text:p text:style-name="P9">Nota: evidentment s'espera que no ho facis amb instruccions de l'estil</text:p>
      <text:p text:style-name="P26"><text:s text:c="4"/><text:span text:style-name="T17">print</text:span> "....45678987654...."</text:p>
      <text:p text:style-name="P9"/>
      <text:p text:style-name="P21"/>
      <text:p text:style-name="P41">Exercici <text:span text:style-name="T10">12</text:span>. Rombos <text:span text:style-name="T8">(opcional)</text:span></text:p>
      <text:p text:style-name="P9">Desenvolupa un programa que escrigui el següent</text:p>
      <text:p text:style-name="P26"><text:s text:c="4"/>.........9.........</text:p>
      <text:p text:style-name="P26"><text:s text:c="4"/>........898........</text:p>
      <text:p text:style-name="P26"><text:s text:c="4"/>.......78987.......</text:p>
      <text:p text:style-name="P26"><text:s text:c="4"/>......6789876......</text:p>
      <text:p text:style-name="P26"><text:s text:c="4"/>.....567898765.....</text:p>
      <text:p text:style-name="P26"><text:s text:c="4"/>....45678987654....</text:p>
      <text:p text:style-name="P26"><text:s text:c="4"/>...3456789876543...</text:p>
      <text:p text:style-name="P26"><text:s text:c="4"/>..234567898765432..</text:p>
      <text:p text:style-name="P26"><text:s text:c="4"/>.12345678987654321.</text:p>
      <text:p text:style-name="P26"><text:s text:c="4"/>0123456789876543210</text:p>
      <text:p text:style-name="P26"><text:s text:c="4"/>.12345678987654321.</text:p>
      <text:p text:style-name="P26"><text:s text:c="4"/>..234567898765432..</text:p>
      <text:p text:style-name="P26"><text:s text:c="4"/>...3456789876543...</text:p>
      <text:p text:style-name="P26"><text:s text:c="4"/>....45678987654....</text:p>
      <text:p text:style-name="P26"><text:s text:c="4"/>.....567898765.....</text:p>
      <text:p text:style-name="P26"><text:s text:c="4"/>......6789876......</text:p>
      <text:p text:style-name="P26"><text:s text:c="4"/>.......78987.......</text:p>
      <text:p text:style-name="P26"><text:s text:c="4"/>........898........</text:p>
      <text:p text:style-name="P26"><text:s text:c="4"/>.........9.........</text:p>
      <text:p text:style-name="P9">La nota de l'exercici anterior és vàlida també per aquest. Els llenguatges requerits també ho són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4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5</text:page-number></text:span><text:span text:style-name="MT2"> de </text:span><text:span text:style-name="MT2"><text:page-count style:num-format="1">15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1-24T20:00:56.355804466</dc:date>
    <meta:print-date>2011-03-02T18:52:00</meta:print-date>
    <dc:language>ca-ES</dc:language>
    <meta:editing-cycles>68</meta:editing-cycles>
    <meta:editing-duration>PT14H33M</meta:editing-duration>
    <meta:document-statistic meta:table-count="2" meta:image-count="1" meta:object-count="0" meta:page-count="15" meta:paragraph-count="415" meta:word-count="1857" meta:character-count="12110" meta:non-whitespace-character-count="9777"/>
    <meta:user-defined meta:name="Info 1"/>
    <meta:user-defined meta:name="Info 2"/>
    <meta:user-defined meta:name="Info 3"/>
    <meta:user-defined meta:name="Info 4"/>
  </office:meta>
</office:document-meta>
</file>